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able:cell-range-source table:name="CSV_all" xlink:type="simple" xlink:href="../state.csv" table:filter-name="Text - txt - csv (StarCalc)" table:filter-options="9/59/44,34,76,1,,0,false,false,true,false,false" table:last-column-spanned="6" table:last-row-spanned="21" table:refresh-delay="PT00H01M00S"/>
            <text:p>NAME</text:p>
          </table:table-cell>
          <table:table-cell office:value-type="string" calcext:value-type="string">
            <text:p>POPESTIMATE2019</text:p>
          </table:table-cell>
          <table:table-cell office:value-type="string" calcext:value-type="string">
            <text:p>Confirmed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Hospital Count</text:p>
          </table:table-cell>
          <table:table-cell table:style-name="Default" office:value-type="string" calcext:value-type="string">
            <text:p>Confirmed PerCapita</text:p>
          </table:table-cell>
          <table:table-cell table:style-name="Default" office:value-type="string" calcext:value-type="string">
            <text:p>Deaths PerCapita</text:p>
          </table:table-cell>
          <table:table-cell office:value-type="string" calcext:value-type="string">
            <text:p>Cases per Hospital</text:p>
          </table:table-cell>
          <table:table-cell office:value-type="string" calcext:value-type="string">
            <text:p>Deaths per Hospital</text:p>
          </table:table-cell>
          <table:table-cell table:style-name="Default" office:value-type="string" calcext:value-type="string">
            <text:p>Hospitals Per Capita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</text:p>
          </table:table-cell>
          <table:table-cell office:value-type="float" office:value="94" calcext:value-type="float">
            <text:p>94</text:p>
          </table:table-cell>
          <table:table-cell table:formula="of:=([.C2]/[.B2])" office:value-type="float" office:value="0.000000274773699815503" calcext:value-type="float">
            <text:p>00.00000027</text:p>
          </table:table-cell>
          <table:table-cell table:formula="of:=([.D2]/[.B2])" office:value-type="float" office:value="0" calcext:value-type="float">
            <text:p>00.00000000</text:p>
          </table:table-cell>
          <table:table-cell table:formula="of:=([.C2]/[.F2])" office:value-type="float" office:value="0.0212765957446808" calcext:value-type="float">
            <text:p>0.021276595744681</text:p>
          </table:table-cell>
          <table:table-cell table:formula="of:=([.D2]/[.F2])" office:value-type="float" office:value="0" calcext:value-type="float">
            <text:p>0</text:p>
          </table:table-cell>
          <table:table-cell table:formula="of:=([.F2]/[.B2])" office:value-type="float" office:value="0.0000129143638913286" calcext:value-type="float">
            <text:p>00.00001291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383" calcext:value-type="float">
            <text:p>383</text:p>
          </table:table-cell>
          <table:table-cell table:formula="of:=([.C3]/[.B3])" office:value-type="float" office:value="0.0000015185174471201" calcext:value-type="float">
            <text:p>00.00000152</text:p>
          </table:table-cell>
          <table:table-cell table:formula="of:=([.D3]/[.B3])" office:value-type="float" office:value="0.0000000253086241186683" calcext:value-type="float">
            <text:p>00.00000003</text:p>
          </table:table-cell>
          <table:table-cell table:formula="of:=([.C3]/[.F3])" office:value-type="float" office:value="0.156657963446475" calcext:value-type="float">
            <text:p>0.156657963446475</text:p>
          </table:table-cell>
          <table:table-cell table:formula="of:=([.D3]/[.F3])" office:value-type="float" office:value="0.00261096605744125" calcext:value-type="float">
            <text:p>0.002610966057441</text:p>
          </table:table-cell>
          <table:table-cell table:formula="of:=([.F3]/[.B3])" office:value-type="float" office:value="0.00000969320303744996" calcext:value-type="float">
            <text:p>00.00000969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758736" calcext:value-type="float">
            <text:p>5758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</text:p>
          </table:table-cell>
          <table:table-cell office:value-type="float" office:value="91" calcext:value-type="float">
            <text:p>91</text:p>
          </table:table-cell>
          <table:table-cell table:formula="of:=([.C4]/[.B4])" office:value-type="float" office:value="0.000000173649217467166" calcext:value-type="float">
            <text:p>00.00000017</text:p>
          </table:table-cell>
          <table:table-cell table:formula="of:=([.D4]/[.B4])" office:value-type="float" office:value="0" calcext:value-type="float">
            <text:p>00.00000000</text:p>
          </table:table-cell>
          <table:table-cell table:formula="of:=([.C4]/[.F4])" office:value-type="float" office:value="0.010989010989011" calcext:value-type="float">
            <text:p>0.010989010989011</text:p>
          </table:table-cell>
          <table:table-cell table:formula="of:=([.D4]/[.F4])" office:value-type="float" office:value="0" calcext:value-type="float">
            <text:p>0</text:p>
          </table:table-cell>
          <table:table-cell table:formula="of:=([.F4]/[.B4])" office:value-type="float" office:value="0.0000158020787895121" calcext:value-type="float">
            <text:p>00.0000158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</text:p>
          </table:table-cell>
          <table:table-cell office:value-type="float" office:value="211" calcext:value-type="float">
            <text:p>211</text:p>
          </table:table-cell>
          <table:table-cell table:formula="of:=([.C5]/[.B5])" office:value-type="float" office:value="0.000000186239360319944" calcext:value-type="float">
            <text:p>00.00000019</text:p>
          </table:table-cell>
          <table:table-cell table:formula="of:=([.D5]/[.B5])" office:value-type="float" office:value="0" calcext:value-type="float">
            <text:p>00.00000000</text:p>
          </table:table-cell>
          <table:table-cell table:formula="of:=([.C5]/[.F5])" office:value-type="float" office:value="0.018957345971564" calcext:value-type="float">
            <text:p>0.018957345971564</text:p>
          </table:table-cell>
          <table:table-cell table:formula="of:=([.D5]/[.F5])" office:value-type="float" office:value="0" calcext:value-type="float">
            <text:p>0</text:p>
          </table:table-cell>
          <table:table-cell table:formula="of:=([.F5]/[.B5])" office:value-type="float" office:value="0.00000982412625687706" calcext:value-type="float">
            <text:p>00.0000098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</text:p>
          </table:table-cell>
          <table:table-cell office:value-type="float" office:value="147" calcext:value-type="float">
            <text:p>147</text:p>
          </table:table-cell>
          <table:table-cell table:formula="of:=([.C6]/[.B6])" office:value-type="float" office:value="0.000000188369626038258" calcext:value-type="float">
            <text:p>00.00000019</text:p>
          </table:table-cell>
          <table:table-cell table:formula="of:=([.D6]/[.B6])" office:value-type="float" office:value="0" calcext:value-type="float">
            <text:p>00.00000000</text:p>
          </table:table-cell>
          <table:table-cell table:formula="of:=([.C6]/[.F6])" office:value-type="float" office:value="0.0136054421768707" calcext:value-type="float">
            <text:p>0.013605442176871</text:p>
          </table:table-cell>
          <table:table-cell table:formula="of:=([.D6]/[.F6])" office:value-type="float" office:value="0" calcext:value-type="float">
            <text:p>0</text:p>
          </table:table-cell>
          <table:table-cell table:formula="of:=([.F6]/[.B6])" office:value-type="float" office:value="0.000013845167513812" calcext:value-type="float">
            <text:p>00.00001385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</text:p>
          </table:table-cell>
          <table:table-cell office:value-type="float" office:value="194" calcext:value-type="float">
            <text:p>194</text:p>
          </table:table-cell>
          <table:table-cell table:formula="of:=([.C7]/[.B7])" office:value-type="float" office:value="0.000000394576280709773" calcext:value-type="float">
            <text:p>00.00000039</text:p>
          </table:table-cell>
          <table:table-cell table:formula="of:=([.D7]/[.B7])" office:value-type="float" office:value="0" calcext:value-type="float">
            <text:p>00.00000000</text:p>
          </table:table-cell>
          <table:table-cell table:formula="of:=([.C7]/[.F7])" office:value-type="float" office:value="0.0257731958762887" calcext:value-type="float">
            <text:p>0.025773195876289</text:p>
          </table:table-cell>
          <table:table-cell table:formula="of:=([.D7]/[.F7])" office:value-type="float" office:value="0" calcext:value-type="float">
            <text:p>0</text:p>
          </table:table-cell>
          <table:table-cell table:formula="of:=([.F7]/[.B7])" office:value-type="float" office:value="0.0000153095596915392" calcext:value-type="float">
            <text:p>00.00001531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float" office:value="56" calcext:value-type="float">
            <text:p>56</text:p>
          </table:table-cell>
          <table:table-cell table:formula="of:=([.C8]/[.B8])" office:value-type="float" office:value="0.000000496222095777481" calcext:value-type="float">
            <text:p>00.00000050</text:p>
          </table:table-cell>
          <table:table-cell table:formula="of:=([.D8]/[.B8])" office:value-type="float" office:value="0" calcext:value-type="float">
            <text:p>00.00000000</text:p>
          </table:table-cell>
          <table:table-cell table:formula="of:=([.C8]/[.F8])" office:value-type="float" office:value="0.0535714285714286" calcext:value-type="float">
            <text:p>0.053571428571429</text:p>
          </table:table-cell>
          <table:table-cell table:formula="of:=([.D8]/[.F8])" office:value-type="float" office:value="0" calcext:value-type="float">
            <text:p>0</text:p>
          </table:table-cell>
          <table:table-cell table:formula="of:=([.F8]/[.B8])" office:value-type="float" office:value="0.00000926281245451298" calcext:value-type="float">
            <text:p>00.00000926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78" calcext:value-type="float">
            <text:p>78</text:p>
          </table:table-cell>
          <table:table-cell table:formula="of:=([.C9]/[.B9])" office:value-type="float" office:value="0.000000290170348855851" calcext:value-type="float">
            <text:p>00.00000029</text:p>
          </table:table-cell>
          <table:table-cell table:formula="of:=([.D9]/[.B9])" office:value-type="float" office:value="0" calcext:value-type="float">
            <text:p>00.00000000</text:p>
          </table:table-cell>
          <table:table-cell table:formula="of:=([.C9]/[.F9])" office:value-type="float" office:value="0.0256410256410256" calcext:value-type="float">
            <text:p>0.025641025641026</text:p>
          </table:table-cell>
          <table:table-cell table:formula="of:=([.D9]/[.F9])" office:value-type="float" office:value="0" calcext:value-type="float">
            <text:p>0</text:p>
          </table:table-cell>
          <table:table-cell table:formula="of:=([.F9]/[.B9])" office:value-type="float" office:value="0.0000113166436053782" calcext:value-type="float">
            <text:p>00.00001132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</text:p>
          </table:table-cell>
          <table:table-cell office:value-type="float" office:value="91" calcext:value-type="float">
            <text:p>91</text:p>
          </table:table-cell>
          <table:table-cell table:formula="of:=([.C10]/[.B10])" office:value-type="float" office:value="0.00000672040231429978" calcext:value-type="float">
            <text:p>00.00000672</text:p>
          </table:table-cell>
          <table:table-cell table:formula="of:=([.D10]/[.B10])" office:value-type="float" office:value="0" calcext:value-type="float">
            <text:p>00.00000000</text:p>
          </table:table-cell>
          <table:table-cell table:formula="of:=([.C10]/[.F10])" office:value-type="float" office:value="0.142857142857143" calcext:value-type="float">
            <text:p>0.142857142857143</text:p>
          </table:table-cell>
          <table:table-cell table:formula="of:=([.D10]/[.F10])" office:value-type="float" office:value="0" calcext:value-type="float">
            <text:p>0</text:p>
          </table:table-cell>
          <table:table-cell table:formula="of:=([.F10]/[.B10])" office:value-type="float" office:value="0.0000470428162000984" calcext:value-type="float">
            <text:p>00.00004704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H</text:p>
          </table:table-cell>
          <table:table-cell office:value-type="float" office:value="28" calcext:value-type="float">
            <text:p>28</text:p>
          </table:table-cell>
          <table:table-cell table:formula="of:=([.C11]/[.B11])" office:value-type="float" office:value="0.00000147090080171448" calcext:value-type="float">
            <text:p>00.00000147</text:p>
          </table:table-cell>
          <table:table-cell table:formula="of:=([.D11]/[.B11])" office:value-type="float" office:value="0" calcext:value-type="float">
            <text:p>00.00000000</text:p>
          </table:table-cell>
          <table:table-cell table:formula="of:=([.C11]/[.F11])" office:value-type="float" office:value="0.0714285714285714" calcext:value-type="float">
            <text:p>0.071428571428572</text:p>
          </table:table-cell>
          <table:table-cell table:formula="of:=([.D11]/[.F11])" office:value-type="float" office:value="0" calcext:value-type="float">
            <text:p>0</text:p>
          </table:table-cell>
          <table:table-cell table:formula="of:=([.F11]/[.B11])" office:value-type="float" office:value="0.0000205926112240027" calcext:value-type="float">
            <text:p>00.00002059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J</text:p>
          </table:table-cell>
          <table:table-cell office:value-type="float" office:value="80" calcext:value-type="float">
            <text:p>80</text:p>
          </table:table-cell>
          <table:table-cell table:formula="of:=([.C12]/[.B12])" office:value-type="float" office:value="0.000000225169693510272" calcext:value-type="float">
            <text:p>00.00000023</text:p>
          </table:table-cell>
          <table:table-cell table:formula="of:=([.D12]/[.B12])" office:value-type="float" office:value="0" calcext:value-type="float">
            <text:p>00.00000000</text:p>
          </table:table-cell>
          <table:table-cell table:formula="of:=([.C12]/[.F12])" office:value-type="float" office:value="0.025" calcext:value-type="float">
            <text:p>0.025</text:p>
          </table:table-cell>
          <table:table-cell table:formula="of:=([.D12]/[.F12])" office:value-type="float" office:value="0" calcext:value-type="float">
            <text:p>0</text:p>
          </table:table-cell>
          <table:table-cell table:formula="of:=([.F12]/[.B12])" office:value-type="float" office:value="0.00000900678774041087" calcext:value-type="float">
            <text:p>00.00000901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</text:p>
          </table:table-cell>
          <table:table-cell office:value-type="float" office:value="194" calcext:value-type="float">
            <text:p>194</text:p>
          </table:table-cell>
          <table:table-cell table:formula="of:=([.C13]/[.B13])" office:value-type="float" office:value="0.00000113089834812249" calcext:value-type="float">
            <text:p>00.00000113</text:p>
          </table:table-cell>
          <table:table-cell table:formula="of:=([.D13]/[.B13])" office:value-type="float" office:value="0" calcext:value-type="float">
            <text:p>00.00000000</text:p>
          </table:table-cell>
          <table:table-cell table:formula="of:=([.C13]/[.F13])" office:value-type="float" office:value="0.11340206185567" calcext:value-type="float">
            <text:p>0.11340206185567</text:p>
          </table:table-cell>
          <table:table-cell table:formula="of:=([.D13]/[.F13])" office:value-type="float" office:value="0" calcext:value-type="float">
            <text:p>0</text:p>
          </table:table-cell>
          <table:table-cell table:formula="of:=([.F13]/[.B13])" office:value-type="float" office:value="0.00000997246725162555" calcext:value-type="float">
            <text:p>00.0000099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table:formula="of:=([.C14]/[.B14])" office:value-type="float" office:value="0.0000000953462996673177" calcext:value-type="float">
            <text:p>00.00000010</text:p>
          </table:table-cell>
          <table:table-cell table:formula="of:=([.D14]/[.B14])" office:value-type="float" office:value="0" calcext:value-type="float">
            <text:p>00.00000000</text:p>
          </table:table-cell>
          <table:table-cell table:formula="of:=([.C14]/[.F14])" office:value-type="float" office:value="0.00833333333333333" calcext:value-type="float">
            <text:p>0.008333333333333</text:p>
          </table:table-cell>
          <table:table-cell table:formula="of:=([.D14]/[.F14])" office:value-type="float" office:value="0" calcext:value-type="float">
            <text:p>0</text:p>
          </table:table-cell>
          <table:table-cell table:formula="of:=([.F14]/[.B14])" office:value-type="float" office:value="0.0000114415559600781" calcext:value-type="float">
            <text:p>00.00001144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float" office:value="62" calcext:value-type="float">
            <text:p>62</text:p>
          </table:table-cell>
          <table:table-cell table:formula="of:=([.C15]/[.B15])" office:value-type="float" office:value="0.000000474187935378617" calcext:value-type="float">
            <text:p>00.00000047</text:p>
          </table:table-cell>
          <table:table-cell table:formula="of:=([.D15]/[.B15])" office:value-type="float" office:value="0" calcext:value-type="float">
            <text:p>00.00000000</text:p>
          </table:table-cell>
          <table:table-cell table:formula="of:=([.C15]/[.F15])" office:value-type="float" office:value="0.032258064516129" calcext:value-type="float">
            <text:p>0.032258064516129</text:p>
          </table:table-cell>
          <table:table-cell table:formula="of:=([.D15]/[.F15])" office:value-type="float" office:value="0" calcext:value-type="float">
            <text:p>0</text:p>
          </table:table-cell>
          <table:table-cell table:formula="of:=([.F15]/[.B15])" office:value-type="float" office:value="0.0000146998259967371" calcext:value-type="float">
            <text:p>00.0000147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</text:p>
          </table:table-cell>
          <table:table-cell office:value-type="float" office:value="12" calcext:value-type="float">
            <text:p>12</text:p>
          </table:table-cell>
          <table:table-cell table:formula="of:=([.C16]/[.B16])" office:value-type="float" office:value="0.00000188793055436249" calcext:value-type="float">
            <text:p>00.00000189</text:p>
          </table:table-cell>
          <table:table-cell table:formula="of:=([.D16]/[.B16])" office:value-type="float" office:value="0" calcext:value-type="float">
            <text:p>00.00000000</text:p>
          </table:table-cell>
          <table:table-cell table:formula="of:=([.C16]/[.F16])" office:value-type="float" office:value="0.166666666666667" calcext:value-type="float">
            <text:p>0.166666666666667</text:p>
          </table:table-cell>
          <table:table-cell table:formula="of:=([.D16]/[.F16])" office:value-type="float" office:value="0" calcext:value-type="float">
            <text:p>0</text:p>
          </table:table-cell>
          <table:table-cell table:formula="of:=([.F16]/[.B16])" office:value-type="float" office:value="0.0000113275833261749" calcext:value-type="float">
            <text:p>00.00001133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829174" calcext:value-type="float">
            <text:p>6829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office:value-type="float" office:value="118" calcext:value-type="float">
            <text:p>118</text:p>
          </table:table-cell>
          <table:table-cell table:formula="of:=([.C17]/[.B17])" office:value-type="float" office:value="0.000000146430593216691" calcext:value-type="float">
            <text:p>00.00000015</text:p>
          </table:table-cell>
          <table:table-cell table:formula="of:=([.D17]/[.B17])" office:value-type="float" office:value="0" calcext:value-type="float">
            <text:p>00.00000000</text:p>
          </table:table-cell>
          <table:table-cell table:formula="of:=([.C17]/[.F17])" office:value-type="float" office:value="0.00847457627118644" calcext:value-type="float">
            <text:p>0.008474576271186</text:p>
          </table:table-cell>
          <table:table-cell table:formula="of:=([.D17]/[.F17])" office:value-type="float" office:value="0" calcext:value-type="float">
            <text:p>0</text:p>
          </table:table-cell>
          <table:table-cell table:formula="of:=([.F17]/[.B17])" office:value-type="float" office:value="0.0000172788099995695" calcext:value-type="float">
            <text:p>00.00001728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X</text:p>
          </table:table-cell>
          <table:table-cell office:value-type="float" office:value="457" calcext:value-type="float">
            <text:p>457</text:p>
          </table:table-cell>
          <table:table-cell table:formula="of:=([.C18]/[.B18])" office:value-type="float" office:value="0.000000482827198801099" calcext:value-type="float">
            <text:p>00.00000048</text:p>
          </table:table-cell>
          <table:table-cell table:formula="of:=([.D18]/[.B18])" office:value-type="float" office:value="0" calcext:value-type="float">
            <text:p>00.00000000</text:p>
          </table:table-cell>
          <table:table-cell table:formula="of:=([.C18]/[.F18])" office:value-type="float" office:value="0.0306345733041575" calcext:value-type="float">
            <text:p>0.030634573304158</text:p>
          </table:table-cell>
          <table:table-cell table:formula="of:=([.D18]/[.F18])" office:value-type="float" office:value="0" calcext:value-type="float">
            <text:p>0</text:p>
          </table:table-cell>
          <table:table-cell table:formula="of:=([.F18]/[.B18])" office:value-type="float" office:value="0.0000157608592751502" calcext:value-type="float">
            <text:p>00.00001576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</text:p>
          </table:table-cell>
          <table:table-cell office:value-type="float" office:value="52" calcext:value-type="float">
            <text:p>52</text:p>
          </table:table-cell>
          <table:table-cell table:formula="of:=([.C19]/[.B19])" office:value-type="float" office:value="0.000000311919245355055" calcext:value-type="float">
            <text:p>00.00000031</text:p>
          </table:table-cell>
          <table:table-cell table:formula="of:=([.D19]/[.B19])" office:value-type="float" office:value="0" calcext:value-type="float">
            <text:p>00.00000000</text:p>
          </table:table-cell>
          <table:table-cell table:formula="of:=([.C19]/[.F19])" office:value-type="float" office:value="0.0192307692307692" calcext:value-type="float">
            <text:p>0.019230769230769</text:p>
          </table:table-cell>
          <table:table-cell table:formula="of:=([.D19]/[.F19])" office:value-type="float" office:value="0" calcext:value-type="float">
            <text:p>0</text:p>
          </table:table-cell>
          <table:table-cell table:formula="of:=([.F19]/[.B19])" office:value-type="float" office:value="0.0000162198007584628" calcext:value-type="float">
            <text:p>00.00001622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</text:p>
          </table:table-cell>
          <table:table-cell office:value-type="float" office:value="101" calcext:value-type="float">
            <text:p>101</text:p>
          </table:table-cell>
          <table:table-cell table:formula="of:=([.C20]/[.B20])" office:value-type="float" office:value="0.00000984912066394104" calcext:value-type="float">
            <text:p>00.00000985</text:p>
          </table:table-cell>
          <table:table-cell table:formula="of:=([.D20]/[.B20])" office:value-type="float" office:value="0.00000170718091508311" calcext:value-type="float">
            <text:p>00.00000171</text:p>
          </table:table-cell>
          <table:table-cell table:formula="of:=([.C20]/[.F20])" office:value-type="float" office:value="0.742574257425743" calcext:value-type="float">
            <text:p>0.742574257425743</text:p>
          </table:table-cell>
          <table:table-cell table:formula="of:=([.D20]/[.F20])" office:value-type="float" office:value="0.128712871287129" calcext:value-type="float">
            <text:p>0.128712871287129</text:p>
          </table:table-cell>
          <table:table-cell table:formula="of:=([.F20]/[.B20])" office:value-type="float" office:value="0.0000132634824941073" calcext:value-type="float">
            <text:p>00.0000132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</text:p>
          </table:table-cell>
          <table:table-cell office:value-type="float" office:value="136" calcext:value-type="float">
            <text:p>136</text:p>
          </table:table-cell>
          <table:table-cell table:formula="of:=([.C21]/[.B21])" office:value-type="float" office:value="0.000000171749477967462" calcext:value-type="float">
            <text:p>00.00000017</text:p>
          </table:table-cell>
          <table:table-cell table:formula="of:=([.D21]/[.B21])" office:value-type="float" office:value="0" calcext:value-type="float">
            <text:p>00.00000000</text:p>
          </table:table-cell>
          <table:table-cell table:formula="of:=([.C21]/[.F21])" office:value-type="float" office:value="0.00735294117647059" calcext:value-type="float">
            <text:p>0.007352941176471</text:p>
          </table:table-cell>
          <table:table-cell table:formula="of:=([.D21]/[.F21])" office:value-type="float" office:value="0" calcext:value-type="float">
            <text:p>0</text:p>
          </table:table-cell>
          <table:table-cell table:formula="of:=([.F21]/[.B21])" office:value-type="float" office:value="0.0000233579290035748" calcext:value-type="float">
            <text:p>00.00002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4T12:05:56.096088299</meta:creation-date>
    <dc:date>2020-03-05T21:06:59.793636281</dc:date>
    <meta:editing-duration>PT13H24M55S</meta:editing-duration>
    <meta:editing-cycles>10</meta:editing-cycles>
    <meta:generator>LibreOffice/6.4.1.2$MacOSX_X86_64 LibreOffice_project/4d224e95b98b138af42a64d84056446d09082932</meta:generator>
    <meta:document-statistic meta:table-count="1" meta:cell-count="231" meta:object-count="0"/>
  </office:meta>
</office:document-meta>
</file>